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500000025296B862552AF1F4C.png" manifest:media-type="image/png"/>
  <manifest:file-entry manifest:full-path="Pictures/1000022E000003DC000003DC65943BC759A0DD1F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9353" draw:fill-color="#bee3d3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" style:family="graphic" style:parent-style-name="standard">
      <style:graphic-properties draw:fill="hatch" draw:fill-hatch-name="Black_20_45_20_Degrees" draw:textarea-horizontal-align="justify" draw:textarea-vertical-align="middle" draw:auto-grow-height="false" fo:min-height="1.85cm" fo:min-width="1.3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measure">
      <style:graphic-properties draw:textarea-vertical-align="middle" draw:line-distance="0.3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65cm" fo:min-width="0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ee3d3"/>
      <style:paragraph-properties fo:text-align="center"/>
    </style:style>
    <style:style style:name="P3" style:family="paragraph">
      <style:text-properties fo:font-weight="bold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loext:graphic-properties draw:fill="hatch" draw:fill-hatch-name="Black_20_45_20_Degrees"/>
      <style:paragraph-properties fo:text-align="center"/>
    </style:style>
    <style:style style:name="P6" style:family="paragraph">
      <style:paragraph-properties fo:text-align="center"/>
      <style:text-properties fo:font-weight="bold"/>
    </style:style>
    <style:style style:name="P7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068cm" svg:height="3.068cm" svg:x="7.516cm" svg:y="15.332cm">
          <draw:image xlink:href="Pictures/1000022E000003DC000003DC65943BC759A0DD1F.wmf" xlink:type="simple" xlink:show="embed" xlink:actuate="onLoad">
            <text:p/>
          </draw:image>
          <draw:image xlink:href="Pictures/100002010000002500000025296B862552AF1F4C.png" xlink:type="simple" xlink:show="embed" xlink:actuate="onLoad"/>
        </draw:frame>
        <draw:custom-shape draw:style-name="gr2" draw:text-style-name="P2" draw:layer="layout" svg:width="0.5cm" svg:height="0.5cm" svg:x="8.8cm" svg:y="5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controls" svg:width="2.39cm" svg:height="0.962cm" svg:x="9.3cm" svg:y="5.301cm">
          <draw:text-box>
            <text:p text:style-name="P3">Target</text:p>
          </draw:text-box>
        </draw:frame>
        <draw:frame draw:style-name="gr4" draw:text-style-name="P4" draw:layer="controls" svg:width="4.9cm" svg:height="0.962cm" svg:x="9.3cm" svg:y="17.286cm">
          <draw:text-box>
            <text:p text:style-name="P3">Starting point</text:p>
          </draw:text-box>
        </draw:frame>
        <draw:line draw:style-name="gr5" draw:text-style-name="P1" draw:layer="measurelines" svg:x1="9.05cm" svg:y1="15.5cm" svg:x2="9.05cm" svg:y2="14.4cm">
          <text:p/>
        </draw:line>
        <draw:custom-shape draw:style-name="gr6" draw:text-style-name="P5" draw:layer="layout" svg:width="1.8cm" svg:height="2.1cm" svg:x="8.151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controls" svg:width="4.9cm" svg:height="2.384cm" svg:x="11.3cm" svg:y="9.8cm">
          <draw:text-box>
            <text:p text:style-name="P3">Wating area</text:p>
            <text:p text:style-name="P3">of ~2.6 m²</text:p>
            <text:p text:style-name="P3">for 13 persons</text:p>
          </draw:text-box>
        </draw:frame>
        <draw:measure draw:style-name="gr8" draw:text-style-name="P6" draw:layer="measurelines" svg:x1="3.767cm" svg:y1="12cm" svg:x2="3.767cm" svg:y2="18cm">
          <text:p text:style-name="P6">10.30 m</text:p>
        </draw:measure>
        <draw:custom-shape draw:style-name="gr9" draw:text-style-name="P7" draw:layer="Tische" svg:width="1.1cm" svg:height="1.9cm" svg:x="7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Tische" svg:width="1.1cm" svg:height="1.9cm" svg:x="7cm" svg:y="10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Tische" svg:width="1.1cm" svg:height="1.9cm" svg:x="10cm" svg:y="8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Tische" svg:width="1.1cm" svg:height="1.9cm" svg:x="10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8" draw:text-style-name="P6" draw:layer="layout" svg:x1="9.953cm" svg:y1="12.2cm" svg:x2="8.154cm" svg:y2="12.2cm">
          <text:p text:style-name="P6">1.70 m</text:p>
        </draw:measure>
        <draw:measure draw:style-name="gr8" draw:text-style-name="P6" draw:layer="layout" svg:x1="6.434cm" svg:y1="9.9cm" svg:x2="6.434cm" svg:y2="12cm">
          <text:p text:style-name="P6">1.55 m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isch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18-10-16T10:39:02.177102696</meta:creation-date>
    <dc:date>2019-11-21T10:23:03.296302572</dc:date>
    <dc:creator>Benedikt Kleinmeier</dc:creator>
    <meta:editing-duration>PT49M3S</meta:editing-duration>
    <meta:editing-cycles>10</meta:editing-cycles>
    <meta:generator>LibreOffice/6.0.7.3$Linux_X86_64 LibreOffice_project/00m0$Build-3</meta:generator>
    <meta:document-statistic meta:object-count="14"/>
  </office:meta>
</office:document-meta>
</file>